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2" table:default-cell-style-name="ce3"/>
        <table:table-row table:style-name="ro2">
          <table:table-cell table:style-name="ce1" office:value-type="string">
            <text:p>Type d'élément</text:p>
          </table:table-cell>
          <table:table-cell table:style-name="ce1" office:value-type="string">
            <text:p>Taille de l'élément (mm)</text:p>
          </table:table-cell>
          <table:table-cell table:style-name="ce1" office:value-type="string">
            <text:p>Nombre d'éléments</text:p>
          </table:table-cell>
          <table:table-cell table:style-name="ce1" office:value-type="string">
            <text:p>Nombre de ddl</text:p>
          </table:table-cell>
          <table:table-cell table:style-name="ce1" office:value-type="string">
            <text:p>Pmax (kN)</text:p>
          </table:table-cell>
          <table:table-cell table:style-name="ce1" office:value-type="string">
            <text:p>TPE/2 (J)</text:p>
          </table:table-cell>
          <table:table-cell table:style-name="ce2" office:value-type="string">
            <text:p>Stockage Samcef</text:p>
          </table:table-cell>
          <table:table-cell table:style-name="Default" office:value-type="string">
            <text:p>Surface d'application</text:p>
          </table:table-cell>
        </table:table-row>
        <table:table-row table:style-name="ro1">
          <table:table-cell office:value-type="string">
            <text:p>T15_4</text:p>
          </table:table-cell>
          <table:table-cell office:value-type="float" office:value="25">
            <text:p>25</text:p>
          </table:table-cell>
          <table:table-cell office:value-type="float" office:value="1684">
            <text:p>1684</text:p>
          </table:table-cell>
          <table:table-cell office:value-type="float" office:value="10052">
            <text:p>10052</text:p>
          </table:table-cell>
          <table:table-cell office:value-type="float" office:value="35252.5871580766">
            <text:p>35252,59</text:p>
          </table:table-cell>
          <table:table-cell office:value-type="float" office:value="16727">
            <text:p>16727</text:p>
          </table:table-cell>
          <table:table-cell office:value-type="string">
            <text:p>23 Mo</text:p>
          </table:table-cell>
          <table:table-cell office:value-type="string">
            <text:p>4 arrêtes = 100 mm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644">
            <text:p>4644</text:p>
          </table:table-cell>
          <table:table-cell office:value-type="float" office:value="27746">
            <text:p>27746</text:p>
          </table:table-cell>
          <table:table-cell office:value-type="float" office:value="30903.0865057052">
            <text:p>30903,09</text:p>
          </table:table-cell>
          <table:table-cell office:value-type="float" office:value="12987">
            <text:p>12987</text:p>
          </table:table-cell>
          <table:table-cell office:value-type="string">
            <text:p>50 Mo</text:p>
          </table:table-cell>
          <table:table-cell office:value-type="string">
            <text:p>6 arrête = 090 m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414">
            <text:p>10414</text:p>
          </table:table-cell>
          <table:table-cell office:value-type="float" office:value="62286">
            <text:p>62286</text:p>
          </table:table-cell>
          <table:table-cell office:value-type="float" office:value="29874.2184232099">
            <text:p>29874,22</text:p>
          </table:table-cell>
          <table:table-cell office:value-type="float" office:value="12001">
            <text:p>12001</text:p>
          </table:table-cell>
          <table:table-cell office:value-type="string">
            <text:p>102 Mo</text:p>
          </table:table-cell>
          <table:table-cell office:value-type="string">
            <text:p>10 arrêtes = 100 mm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1237">
            <text:p>41237</text:p>
          </table:table-cell>
          <table:table-cell office:value-type="float" office:value="246908">
            <text:p>246908</text:p>
          </table:table-cell>
          <table:table-cell office:value-type="float" office:value="27434.7398710942">
            <text:p>27434,74</text:p>
          </table:table-cell>
          <table:table-cell office:value-type="float" office:value="10136">
            <text:p>10136</text:p>
          </table:table-cell>
          <table:table-cell office:value-type="string">
            <text:p>309 Mo</text:p>
          </table:table-cell>
          <table:table-cell office:value-type="string">
            <text:p>20 arrêtes = 100 mm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T15_8</text:p>
          </table:table-cell>
          <table:table-cell office:value-type="float" office:value="25">
            <text:p>25</text:p>
          </table:table-cell>
          <table:table-cell office:value-type="float" office:value="1684">
            <text:p>1684</text:p>
          </table:table-cell>
          <table:table-cell office:value-type="float" office:value="10406">
            <text:p>10406</text:p>
          </table:table-cell>
          <table:table-cell office:value-type="float" office:value="29775.1504764322">
            <text:p>29775,15</text:p>
          </table:table-cell>
          <table:table-cell office:value-type="float" office:value="11972">
            <text:p>11972</text:p>
          </table:table-cell>
          <table:table-cell office:value-type="string">
            <text:p>34 Mo</text:p>
          </table:table-cell>
          <table:table-cell office:value-type="string">
            <text:p>4 arrêtes = 100 mm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4644">
            <text:p>4644</text:p>
          </table:table-cell>
          <table:table-cell office:value-type="float" office:value="28354">
            <text:p>28354</text:p>
          </table:table-cell>
          <table:table-cell office:value-type="float" office:value="29301.0705012495">
            <text:p>29301,07</text:p>
          </table:table-cell>
          <table:table-cell office:value-type="float" office:value="11691">
            <text:p>11691</text:p>
          </table:table-cell>
          <table:table-cell office:value-type="string">
            <text:p>77 Mo</text:p>
          </table:table-cell>
          <table:table-cell office:value-type="string">
            <text:p>6 arrête = 090 m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414">
            <text:p>10414</text:p>
          </table:table-cell>
          <table:table-cell office:value-type="float" office:value="63206">
            <text:p>63206</text:p>
          </table:table-cell>
          <table:table-cell office:value-type="float" office:value="29043.1666798826">
            <text:p>29043,17</text:p>
          </table:table-cell>
          <table:table-cell office:value-type="float" office:value="11359">
            <text:p>11359</text:p>
          </table:table-cell>
          <table:table-cell office:value-type="string">
            <text:p>160 Mo</text:p>
          </table:table-cell>
          <table:table-cell office:value-type="string">
            <text:p>10 arrêtes = 100 mm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1237">
            <text:p>41237</text:p>
          </table:table-cell>
          <table:table-cell office:value-type="float" office:value="248808">
            <text:p>248808</text:p>
          </table:table-cell>
          <table:table-cell office:value-type="float" office:value="27952.7077598604">
            <text:p>27952,71</text:p>
          </table:table-cell>
          <table:table-cell office:value-type="float" office:value="10524">
            <text:p>10524</text:p>
          </table:table-cell>
          <table:table-cell office:value-type="string">
            <text:p>496 Mo</text:p>
          </table:table-cell>
          <table:table-cell office:value-type="string">
            <text:p>20 arrêtes = 100 mm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T26_3</text:p>
          </table:table-cell>
          <table:table-cell office:value-type="float" office:value="25">
            <text:p>25</text:p>
          </table:table-cell>
          <table:table-cell office:value-type="float" office:value="3765">
            <text:p>3765</text:p>
          </table:table-cell>
          <table:table-cell office:value-type="float" office:value="3968">
            <text:p>3968</text:p>
          </table:table-cell>
          <table:table-cell office:value-type="float" office:value="41198.7359924067">
            <text:p>41198,74</text:p>
          </table:table-cell>
          <table:table-cell office:value-type="float" office:value="22757">
            <text:p>22757</text:p>
          </table:table-cell>
          <table:table-cell office:value-type="string">
            <text:p>29 Mo</text:p>
          </table:table-cell>
          <table:table-cell office:value-type="string">
            <text:p>4 arrêtes = 100 mm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545">
            <text:p>10545</text:p>
          </table:table-cell>
          <table:table-cell office:value-type="float" office:value="10882">
            <text:p>10882</text:p>
          </table:table-cell>
          <table:table-cell office:value-type="float" office:value="33320.0053312009">
            <text:p>33320,01</text:p>
          </table:table-cell>
          <table:table-cell office:value-type="float" office:value="15073">
            <text:p>15073</text:p>
          </table:table-cell>
          <table:table-cell office:value-type="string">
            <text:p>63 Mo</text:p>
          </table:table-cell>
          <table:table-cell office:value-type="string">
            <text:p>6 arrête = 090 m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3572">
            <text:p>23572</text:p>
          </table:table-cell>
          <table:table-cell office:value-type="float" office:value="24074">
            <text:p>24074</text:p>
          </table:table-cell>
          <table:table-cell office:value-type="float" office:value="33193.7079179421">
            <text:p>33193,71</text:p>
          </table:table-cell>
          <table:table-cell office:value-type="float" office:value="14125">
            <text:p>14125</text:p>
          </table:table-cell>
          <table:table-cell office:value-type="string">
            <text:p>132 Mo</text:p>
          </table:table-cell>
          <table:table-cell office:value-type="string">
            <text:p>10 arrêtes = 100 mm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4116">
            <text:p>94116</text:p>
          </table:table-cell>
          <table:table-cell office:value-type="float" office:value="95112">
            <text:p>95112</text:p>
          </table:table-cell>
          <table:table-cell office:value-type="float" office:value="31910.8111786567">
            <text:p>31910,81</text:p>
          </table:table-cell>
          <table:table-cell office:value-type="float" office:value="13704">
            <text:p>13704</text:p>
          </table:table-cell>
          <table:table-cell office:value-type="string">
            <text:p>349 Mo</text:p>
          </table:table-cell>
          <table:table-cell office:value-type="string">
            <text:p>20 arrêtes = 100 mm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>
            <text:p>T26_6</text:p>
          </table:table-cell>
          <table:table-cell office:value-type="float" office:value="25">
            <text:p>25</text:p>
          </table:table-cell>
          <table:table-cell office:value-type="float" office:value="3765">
            <text:p>3765</text:p>
          </table:table-cell>
          <table:table-cell office:value-type="float" office:value="15464">
            <text:p>15464</text:p>
          </table:table-cell>
          <table:table-cell office:value-type="float" office:value="27971.5496119213">
            <text:p>27971,55</text:p>
          </table:table-cell>
          <table:table-cell office:value-type="float" office:value="10565">
            <text:p>10565</text:p>
          </table:table-cell>
          <table:table-cell office:value-type="string">
            <text:p>42 Mo</text:p>
          </table:table-cell>
          <table:table-cell office:value-type="string">
            <text:p>4 arrêtes = 100 mm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545">
            <text:p>10545</text:p>
          </table:table-cell>
          <table:table-cell office:value-type="float" office:value="42852">
            <text:p>42852</text:p>
          </table:table-cell>
          <table:table-cell office:value-type="float" office:value="27123.1378596708">
            <text:p>27123,14</text:p>
          </table:table-cell>
          <table:table-cell office:value-type="float" office:value="10019">
            <text:p>10019</text:p>
          </table:table-cell>
          <table:table-cell office:value-type="string">
            <text:p>104 Mo</text:p>
          </table:table-cell>
          <table:table-cell office:value-type="string">
            <text:p>6 arrête = 090 m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3572">
            <text:p>23572</text:p>
          </table:table-cell>
          <table:table-cell office:value-type="float" office:value="95290">
            <text:p>95290</text:p>
          </table:table-cell>
          <table:table-cell office:value-type="float" office:value="27169.6525537293">
            <text:p>27169,65</text:p>
          </table:table-cell>
          <table:table-cell office:value-type="float" office:value="9942.4">
            <text:p>9942,4</text:p>
          </table:table-cell>
          <table:table-cell office:value-type="string">
            <text:p>225 Mo</text:p>
          </table:table-cell>
          <table:table-cell office:value-type="string">
            <text:p>10 arrêtes = 100 mm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4116">
            <text:p>94116</text:p>
          </table:table-cell>
          <table:table-cell office:value-type="float" office:value="378454">
            <text:p>378454</text:p>
          </table:table-cell>
          <table:table-cell office:value-type="float" office:value="27509.6721008964">
            <text:p>27509,67</text:p>
          </table:table-cell>
          <table:table-cell office:value-type="float" office:value="10194">
            <text:p>10194</text:p>
          </table:table-cell>
          <table:table-cell office:value-type="string">
            <text:p>653 Mo</text:p>
          </table:table-cell>
          <table:table-cell office:value-type="string">
            <text:p>20 arrêtes = 100 mm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/04/2018</text:date>, <text:time>16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18S</meta:editing-duration>
    <meta:editing-cycles>3</meta:editing-cycles>
    <meta:generator>OpenOffice/4.1.5$Win32 OpenOffice.org_project/415m1$Build-9789</meta:generator>
    <dc:date>2018-04-18T16:46:00.49</dc:date>
    <dc:creator>Martin Heylen</dc:creator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